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e10d8" officeooo:paragraph-rsid="001e10d8"/>
    </style:style>
    <style:style style:name="P2" style:family="paragraph" style:parent-style-name="Standard">
      <style:text-properties officeooo:rsid="001f6454" officeooo:paragraph-rsid="001f6454"/>
    </style:style>
    <style:style style:name="P3" style:family="paragraph" style:parent-style-name="Standard">
      <style:text-properties officeooo:rsid="001f6454" officeooo:paragraph-rsid="001fe272"/>
    </style:style>
    <style:style style:name="P4" style:family="paragraph" style:parent-style-name="Standard">
      <style:text-properties officeooo:rsid="001f6454" officeooo:paragraph-rsid="00217534"/>
    </style:style>
    <style:style style:name="P5" style:family="paragraph" style:parent-style-name="Standard">
      <style:text-properties officeooo:rsid="001fe272" officeooo:paragraph-rsid="001fe272"/>
    </style:style>
    <style:style style:name="P6" style:family="paragraph" style:parent-style-name="Standard">
      <style:text-properties officeooo:rsid="00217534" officeooo:paragraph-rsid="00217534"/>
    </style:style>
    <style:style style:name="P7" style:family="paragraph" style:parent-style-name="Standard">
      <style:text-properties officeooo:rsid="0021f08b" officeooo:paragraph-rsid="0021f08b"/>
    </style:style>
    <style:style style:name="T1" style:family="text">
      <style:text-properties officeooo:rsid="001f6454"/>
    </style:style>
    <style:style style:name="T2" style:family="text">
      <style:text-properties officeooo:rsid="001fe272"/>
    </style:style>
    <style:style style:name="T3" style:family="text">
      <style:text-properties officeooo:rsid="00217534"/>
    </style:style>
    <style:style style:name="T4" style:family="text">
      <style:text-properties officeooo:rsid="0021f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ncisco Teixeira Rocha Aragão</text:p>
      <text:p text:style-name="P1">2021031726</text:p>
      <text:p text:style-name="P1"/>
      <text:p text:style-name="P1">Documentação Research Challenge 1 – Sistemas de Recomendação</text:p>
      <text:p text:style-name="P1"/>
      <text:p text:style-name="P1">Introdução</text:p>
      <text:p text:style-name="P1"/>
      <text:p text:style-name="P1">O primeiro trabalho prático proposto na disciplina de sistemas de recomendação implementa os conceitos iniciais da disciplina sobre recomendações para novos usuário e itens, recomendações com base nos vizinhos (filtragem colaborativa) e similaridade entre elementos do sistema. Dessa forma, <text:span text:style-name="T1">a seguir será explicado mais sobre a abordagem utilizada, testes realizados e estratégias para realização da atividade.</text:span></text:p>
      <text:p text:style-name="P1"/>
      <text:p text:style-name="P2">Metodologia</text:p>
      <text:p text:style-name="P2"/>
      <text:p text:style-name="P3">A abordagem utilizada foi a de filtragem colaborativa, mais especificamente focada em itens, com toda a recomendação focada em: o quanto o usuário U gosta de itens similares ao item I? <text:span text:style-name="T2">Essa estratégia foi pensada tendo como base a ideia das informações e cálculos de similaridade entre itens serem mais ‘estáveis’ em comparação a abordagem tendo em vista os usuários. Assim, com essa ideia inicial</text:span> o código foi organizado com a seguinte estrutura:</text:p>
      <text:p text:style-name="P2"/>
      <text:p text:style-name="P2"><text:span text:style-name="T2">Etapa </text:span>1 - Leitura dos parâmetros via linha de comando e manipulação dos dados de entrada pela biblioteca Pandas</text:p>
      <text:p text:style-name="P2"><text:span text:style-name="T2">Etapa </text:span>2 - Normalização dos valores de entrada. Tal ação foi necessária para assim remover o viés inerente em cada usuário durante as suas votações.</text:p>
      <text:p text:style-name="P2"><text:span text:style-name="T2">Etapa 3 </text:span>- Realização da recomendação <text:span text:style-name="T2">c</text:span>om base <text:span text:style-name="T2">na similaridade de cosseno tendo em vista</text:span> diferentes cenários:</text:p>
      <text:p text:style-name="P2"><text:tab/>- <text:span text:style-name="T2">Usuário e item não são frequentes na base de dados</text:span></text:p>
      <text:p text:style-name="P2"><text:tab/>- <text:span text:style-name="T2">Usuário não é frequente </text:span></text:p>
      <text:p text:style-name="P2"><text:tab/>- <text:span text:style-name="T2">Item não é frequente </text:span></text:p>
      <text:p text:style-name="P2"><text:tab/>- Usuário e item frequentes </text:p>
      <text:p text:style-name="P2"><text:span text:style-name="T2">Etapa </text:span>4 - Resultados salvos em um arquivo csv.</text:p>
      <text:p text:style-name="P2"/>
      <text:p text:style-name="P3"><text:tab/>Vale mencionar algumas decisões e detalhes de implementação adotados durante o trabalho. Como exemplo, durante a etapa de normalização, são salvos em dicionários as informações de cada item: usuários que avaliaram e os respectivos ratins, além dos valores das médias dos votos de cada usuário. Tal fato é importante devido a utilidade dessas informações, que serão usados durante o cálculo das recomendações, necessitando de diversas visitas a base de dados para a obtenção desses valores. </text:p>
      <text:p text:style-name="P3"><text:tab/>Com isso, durante a normalização dos dados de entrada, como to<text:span text:style-name="T2">do o arquivo ‘ratings’ é lido, essa ação é aproveitada para então serem calculados os valores mencionados acima. Também vale destacar que tais informações são salvas em arquivos .json, para que em futuras execuções do programa (para a mesma base de dados de entrada), não seja necessário recalcular esses valores.</text:span></text:p>
      <text:p text:style-name="P3"><text:tab/><text:span text:style-name="T2">Sobre a recomendação, o processo foi feito pensando em diferentes cenários como mencionado acima. Primeiramente, foi-se utilizado um parâmetro destinado a ‘frequência’ dos itens e dos usuários para a recomendação ser realizada. Tal fato é motivado tendo em vista que a estratégia de filtragem colaborativa sofre com o problema de ‘cold start’, quando novos itens ou usuários precisam receber recomendações. Além disso, como o cálculo da similaridade leva em consideração elementos em comum envolvendo os vizinhos, não seria interessante computar a similaridade para usuários ou itens pouco presentes na base de dados. Desse modo, na versão final enviada o valor 7 foi utilizado para filtrar a frequência de ratings que cada item deveria ter e que cada usuário deveria ter feito para a estratégia da recomendação colaborativa ser utilizada.</text:span></text:p>
      <text:p text:style-name="P3"><text:soft-page-break/><text:tab/><text:span text:style-name="T2">Deste modo, caso tanto o item quanto o usuário forem novos na base de dados, uma recomendação genérica é executada, em que é retornado o valor médio de todos os itens da base de dados. Caso somente o usuário seja novo, é retornado a média de ratings do item em questão. Caso o item seja novo, é retornado a média dos votos do usuário alvo. Por fim, caso ambos usuário e item sejam frequentes, é calculada a similaridade entre o item alvo e os itens avaliados pelo usuário, para no final ser feita e recomendação.</text:span></text:p>
      <text:p text:style-name="P3"><text:tab/><text:span text:style-name="T2">Vale destacar também que o cálculo da similaridade entre o item alvo e os itens avaliados pelo usuário somente é levado em consideração caso seja maior que um threshold = 0.3. Assim, caso a similaridade seja menor que esse valor, esse item avaliado pelo usuário é desconsiderado para a recomendação do item alvo. </text:span><text:span text:style-name="T3">Esses valores de similaridade também são salvos em um dicionário para facilitar a futura verificação.</text:span></text:p>
      <text:p text:style-name="P3"><text:tab/><text:span text:style-name="T4">Ambos os valores relacionados a ‘frequência’ e ‘threshold’ foram obtidos com base em experimentação, com diferentes valores sendo testados e submetidos no kaggle. Asism, os valores de 7 e 0.3 respectivamente foram os que obtiveram o menor erro: 1.21977</text:span></text:p>
      <text:p text:style-name="P2"/>
      <text:p text:style-name="P2">Complexidade</text:p>
      <text:p text:style-name="P5"/>
      <text:p text:style-name="P5">Sendo R = número de recomendações (usuario:item) no arquivo ‘ratings’</text:p>
      <text:p text:style-name="P5">Sendo M = número de itens</text:p>
      <text:p text:style-name="P5">Sendo N = número de usuários</text:p>
      <text:p text:style-name="P6">Considerando leitura <text:span text:style-name="T4">e escrita </text:span>de arquivos com tempo O(1).</text:p>
      <text:p text:style-name="P5"/>
      <text:p text:style-name="P5">Etapa 1</text:p>
      <text:p text:style-name="P5"><text:span text:style-name="T3">O(1) </text:span>Apenas leitura dos valores iniciais</text:p>
      <text:p text:style-name="P5">Etapa 2</text:p>
      <text:p text:style-name="P5">O(R) na primeira execução</text:p>
      <text:p text:style-name="P5">O( N * M) no pior caso se a matriz de avaliações seja completa <text:span text:style-name="T4">em que todo usuário avalia todos os itens</text:span>.</text:p>
      <text:p text:style-name="P5">O(1) caso o programa já tenha sido executado anteriormente e as informações de entrada normalizada <text:span text:style-name="T3">tenham sido salvas.</text:span></text:p>
      <text:p text:style-name="P6">Etapa 3</text:p>
      <text:p text:style-name="P6">O ( N <text:span text:style-name="T4">* M</text:span> ) * O (M) → no pior caso, preciso calcular a <text:span text:style-name="T4">similaridade entre todos os N usuários em comum dos itens, para cada um dos M possíveis vizinhos, para cada item M.</text:span></text:p>
      <text:p text:style-name="P7">Na prática isso não ocorre, por conta das checagens de cada possível caso de recomendação, além das similaridades calculadas ficarem armazenadas em um dicionário.</text:p>
      <text:p text:style-name="P7">Etapa 4</text:p>
      <text:p text:style-name="P7">O(1) escrita do resultado final</text:p>
      <text:p text:style-name="P7"/>
      <text:p text:style-name="P7">Total: O( N * M * M) no pior caso.</text:p>
      <text:p text:style-name="P4"/>
      <text:p text:style-name="P2"/>
      <text:p text:style-name="P2">Execução</text:p>
      <text:p text:style-name="P1"/>
      <text:p text:style-name="P7">Para executar o programa, basta seguir:</text:p>
      <text:p text:style-name="P7"/>
      <text:p text:style-name="P7">* Importante – Utilizar python 3.9.13</text:p>
      <text:p text:style-name="P7"/>
      <text:p text:style-name="P7">python3 -m venv &lt;nome do ambiente&gt;</text:p>
      <text:p text:style-name="P7">source &lt;caminho até o ambiente&gt;/bin/activate</text:p>
      <text:p text:style-name="P7">pip install -r requirements</text:p>
      <text:p text:style-name="P7">python3 main.py &lt;ratings.csv&gt; &lt;targets.csv&gt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8:42:53.559697012</meta:creation-date>
    <dc:date>2024-10-28T21:40:10.570107835</dc:date>
    <meta:editing-duration>PT18S</meta:editing-duration>
    <meta:editing-cycles>1</meta:editing-cycles>
    <meta:generator>LibreOffice/24.2.5.2$Linux_X86_64 LibreOffice_project/bffef4ea93e59bebbeaf7f431bb02b1a39ee8a59</meta:generator>
    <meta:document-statistic meta:table-count="0" meta:image-count="0" meta:object-count="0" meta:page-count="2" meta:paragraph-count="45" meta:word-count="902" meta:character-count="5549" meta:non-whitespace-character-count="4676"/>
  </office:meta>
</office:document-meta>
</file>